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46f588"/>
    </style:style>
    <style:style style:name="P2" style:family="paragraph" style:parent-style-name="Heading_20_2">
      <style:paragraph-properties fo:break-before="page"/>
      <style:text-properties officeooo:paragraph-rsid="0046f588"/>
    </style:style>
    <style:style style:name="P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2f016" officeooo:paragraph-rsid="0062f016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1a83c9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51b4e7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ef551" officeooo:paragraph-rsid="001ef551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13833" officeooo:paragraph-rsid="00213833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c08f6" officeooo:paragraph-rsid="005c08f6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258e0" officeooo:paragraph-rsid="002258e0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aef5d" officeooo:paragraph-rsid="002aef5d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1efdb" officeooo:paragraph-rsid="0041efdb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ddd1e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c1ebb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295d" officeooo:paragraph-rsid="0039295d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fb55" officeooo:paragraph-rsid="0039fb55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abf24" officeooo:paragraph-rsid="003abf24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bc073" officeooo:paragraph-rsid="001bc073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7f376" officeooo:paragraph-rsid="0057f376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b58f" officeooo:paragraph-rsid="001ab58f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798af" officeooo:paragraph-rsid="003798af"/>
    </style:style>
    <style:style style:name="P21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83b4" officeooo:paragraph-rsid="003583b4"/>
    </style:style>
    <style:style style:name="P22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aa6d" officeooo:paragraph-rsid="0035aa6d"/>
    </style:style>
    <style:style style:name="P23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officeooo:rsid="002aef5d" officeooo:paragraph-rsid="002aef5d"/>
    </style:style>
    <style:style style:name="P24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fo:font-weight="normal" officeooo:rsid="00439460" officeooo:paragraph-rsid="00439460" style:font-weight-asian="normal" style:font-weight-complex="normal"/>
    </style:style>
    <style:style style:name="P25" style:family="paragraph" style:parent-style-name="Standard" style:list-style-name="L1">
      <style:paragraph-properties fo:margin-top="0.101cm" fo:margin-bottom="0.101cm" loext:contextual-spacing="false"/>
      <style:text-properties officeooo:paragraph-rsid="00439460"/>
    </style:style>
    <style:style style:name="P26" style:family="paragraph" style:parent-style-name="Standard" style:list-style-name="L1">
      <style:paragraph-properties fo:margin-top="0.101cm" fo:margin-bottom="0.101cm" loext:contextual-spacing="false"/>
      <style:text-properties officeooo:paragraph-rsid="0046f588"/>
    </style:style>
    <style:style style:name="P27" style:family="paragraph" style:parent-style-name="Standard" style:list-style-name="L1">
      <style:paragraph-properties fo:margin-top="0.101cm" fo:margin-bottom="0.101cm" loext:contextual-spacing="false"/>
      <style:text-properties officeooo:paragraph-rsid="0041efdb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officeooo:paragraph-rsid="004c1ebb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officeooo:paragraph-rsid="001bc073"/>
    </style:style>
    <style:style style:name="P30" style:family="paragraph" style:parent-style-name="Standard">
      <style:paragraph-properties fo:margin-top="0.101cm" fo:margin-bottom="0.101cm" loext:contextual-spacing="false" fo:break-before="page"/>
      <style:text-properties fo:language="en" fo:country="US" officeooo:rsid="003583b4" officeooo:paragraph-rsid="004b9910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485" style:font-weight-asian="bold" style:font-weight-complex="bold"/>
    </style:style>
    <style:style style:name="T14" style:family="text">
      <style:text-properties fo:font-weight="bold" officeooo:rsid="002fe7ba" style:font-weight-asian="bold" style:font-weight-complex="bold"/>
    </style:style>
    <style:style style:name="T15" style:family="text">
      <style:text-properties fo:font-weight="bold" officeooo:rsid="0031ca83" style:font-weight-asian="bold" style:font-weight-complex="bold"/>
    </style:style>
    <style:style style:name="T16" style:family="text">
      <style:text-properties fo:font-weight="bold" officeooo:rsid="0033b118" style:font-weight-asian="bold" style:font-weight-complex="bold"/>
    </style:style>
    <style:style style:name="T17" style:family="text">
      <style:text-properties fo:font-weight="bold" officeooo:rsid="004ddd1e" style:font-weight-asian="bold" style:font-weight-complex="bold"/>
    </style:style>
    <style:style style:name="T18" style:family="text">
      <style:text-properties fo:language="en" fo:country="US" officeooo:rsid="003758f5"/>
    </style:style>
    <style:style style:name="T19" style:family="text">
      <style:text-properties fo:language="en" fo:country="US" officeooo:rsid="001bc073"/>
    </style:style>
    <style:style style:name="T20" style:family="text">
      <style:text-properties fo:language="en" fo:country="US" officeooo:rsid="0041efdb"/>
    </style:style>
    <style:style style:name="T21" style:family="text">
      <style:text-properties fo:language="en" fo:country="US" officeooo:rsid="004385fb"/>
    </style:style>
    <style:style style:name="T22" style:family="text">
      <style:text-properties fo:language="en" fo:country="US" fo:font-weight="bold" officeooo:rsid="004c1ebb" style:font-weight-asian="bold" style:font-weight-complex="bold"/>
    </style:style>
    <style:style style:name="T23" style:family="text">
      <style:text-properties fo:language="en" fo:country="US" fo:font-weight="bold" officeooo:rsid="0053557f" style:font-weight-asian="bold" style:font-weight-complex="bold"/>
    </style:style>
    <style:style style:name="T24" style:family="text">
      <style:text-properties fo:language="en" fo:country="US" fo:font-weight="bold" officeooo:rsid="005525e9" style:font-weight-asian="bold" style:font-weight-complex="bold"/>
    </style:style>
    <style:style style:name="T25" style:family="text">
      <style:text-properties fo:language="en" fo:country="US" fo:font-weight="bold" officeooo:rsid="00563b40" style:font-weight-asian="bold" style:font-weight-complex="bold"/>
    </style:style>
    <style:style style:name="T26" style:family="text">
      <style:text-properties fo:language="en" fo:country="US" fo:font-weight="bold" officeooo:rsid="00569d34" style:font-weight-asian="bold" style:font-weight-complex="bold"/>
    </style:style>
    <style:style style:name="T27" style:family="text">
      <style:text-properties officeooo:rsid="0041efdb"/>
    </style:style>
    <style:style style:name="T28" style:family="text">
      <style:text-properties style:text-line-through-style="none" style:text-line-through-type="none" fo:language="en" fo:country="US" fo:font-weight="normal" officeooo:rsid="00456d8d" style:font-weight-asian="normal" style:font-weight-complex="normal"/>
    </style:style>
    <style:style style:name="T29" style:family="text">
      <style:text-properties style:text-line-through-style="none" style:text-line-through-type="none" fo:language="en" fo:country="US" fo:font-weight="normal" officeooo:rsid="00439460" style:font-weight-asian="normal" style:font-weight-complex="normal"/>
    </style:style>
    <style:style style:name="T30" style:family="text">
      <style:text-properties style:text-line-through-style="none" style:text-line-through-type="none" fo:language="en" fo:country="US" fo:font-weight="normal" officeooo:rsid="00350441" style:font-weight-asian="normal" style:font-weight-complex="normal"/>
    </style:style>
    <style:style style:name="T31" style:family="text">
      <style:text-properties officeooo:rsid="00456d8d"/>
    </style:style>
    <style:style style:name="T32" style:family="text">
      <style:text-properties fo:color="#000080" style:text-line-through-style="none" style:text-line-through-type="none" fo:language="zxx" fo:country="none" style:text-underline-style="solid" style:text-underline-width="auto" style:text-underline-color="font-color" fo:font-weight="normal" officeooo:rsid="0046f588" style:language-asian="zxx" style:country-asian="none" style:font-weight-asian="normal" style:language-complex="zxx" style:country-complex="none" style:font-weight-complex="normal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style:text-underline-style="none" fo:font-weight="normal" officeooo:rsid="00414dad" style:font-weight-asian="normal" style:font-weight-complex="normal"/>
    </style:style>
    <style:style style:name="T35" style:family="text">
      <style:text-properties style:text-underline-style="none" fo:font-weight="normal" officeooo:rsid="00493ae5" style:font-weight-asian="normal" style:font-weight-complex="normal"/>
    </style:style>
    <style:style style:name="T36" style:family="text">
      <style:text-properties style:text-underline-style="none" fo:font-weight="normal" officeooo:rsid="004b5008" style:font-weight-asian="normal" style:font-weight-complex="normal"/>
    </style:style>
    <style:style style:name="T37" style:family="text">
      <style:text-properties officeooo:rsid="0037469b"/>
    </style:style>
    <style:style style:name="T38" style:family="text">
      <style:text-properties officeooo:rsid="0058545c"/>
    </style:style>
    <style:style style:name="T39" style:family="text">
      <style:text-properties officeooo:rsid="005ac6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ataset research</text:h>
      <text:list xml:id="list4225626211" text:style-name="L1">
        <text:list-item>
          <text:p text:style-name="P3">Neuroscience forum: <text:a xlink:type="simple" xlink:href="https://neurostars.org/" text:style-name="Internet_20_link" text:visited-style-name="Visited_20_Internet_20_Link">Neurostars</text:a></text:p>
        </text:list-item>
        <text:list-item>
          <text:p text:style-name="P4">Datasets <text:span text:style-name="T2">sources</text:span></text:p>
          <text:list>
            <text:list-item>
              <text:p text:style-name="P6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6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7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  <text:list-item>
                  <text:p text:style-name="P7"><text:a xlink:type="simple" xlink:href="https://nilearn.github.io/dev/modules/generated/nilearn.datasets.fetch_openneuro_dataset.html#nilearn.datasets.fetch_openneuro_dataset" text:style-name="Internet_20_link" text:visited-style-name="Visited_20_Internet_20_Link">nilearn.datasets.fetch_openneuro_dataset</text:a></text:p>
                </text:list-item>
              </text:list>
            </text:list-item>
            <text:list-item>
              <text:p text:style-name="P7"><text:a xlink:type="simple" xlink:href="https://legacy.openfmri.org/dataset/" text:style-name="Internet_20_link" text:visited-style-name="Visited_20_Internet_20_Link">Open fMRI Datasets</text:a> <text:span text:style-name="T38">(deprecated)</text:span></text:p>
            </text:list-item>
            <text:list-item>
              <text:p text:style-name="P7"><text:a xlink:type="simple" xlink:href="https://fcon_1000.projects.nitrc.org/" text:style-name="Internet_20_link" text:visited-style-name="Visited_20_Internet_20_Link">International Neuroimaging Data-sharing Initiative</text:a></text:p>
            </text:list-item>
            <text:list-item>
              <text:p text:style-name="P7"><text:a xlink:type="simple" xlink:href="https://portal.conp.ca/" text:style-name="Internet_20_link" text:visited-style-name="Visited_20_Internet_20_Link">portal.conp.ca/</text:a> <text:span text:style-name="T39">(CONP = Canadian Open Neuroscience Platform)</text:span></text:p>
            </text:list-item>
            <text:list-item>
              <text:p text:style-name="P7"><text:a xlink:type="simple" xlink:href="https://github.com/cMadan/openMorph" text:style-name="Internet_20_link" text:visited-style-name="Visited_20_Internet_20_Link">GitHub - cMadan/openMorph: Curated list of open-access databases with human structural MRI data</text:a></text:p>
            </text:list-item>
            <text:list-item>
              <text:p text:style-name="P8">Preprocessed</text:p>
              <text:list>
                <text:list-item>
                  <text:p text:style-name="P8"><text:a xlink:type="simple" xlink:href="http://preprocessed-connectomes-project.org/" text:style-name="Internet_20_link" text:visited-style-name="Visited_20_Internet_20_Link">Preprocessed Connectomes Project</text:a></text:p>
                </text:list-item>
                <text:list-item>
                  <text:p text:style-name="P8"><text:a xlink:type="simple" xlink:href="https://fcon_1000.projects.nitrc.org/indi/ACPI/html/index.html" text:style-name="Internet_20_link" text:visited-style-name="Visited_20_Internet_20_Link">Addiction Connectome Preprocessed Initiative (ACPI) — Addiction Connectome Preprocessed Initiative (ACPI) documentation</text:a></text:p>
                </text:list-item>
              </text:list>
            </text:list-item>
            <text:list-item>
              <text:p text:style-name="P8">Longitudinal-reproducibility</text:p>
              <text:list>
                <text:list-item>
                  <text:p text:style-name="P8"><text:a xlink:type="simple" xlink:href="https://fcon_1000.projects.nitrc.org/indi/hbn_ssi/download.html" text:style-name="Internet_20_link" text:visited-style-name="Visited_20_Internet_20_Link">Healthy Brain Network Serial Scanning Intitiative documentation</text:a></text:p>
                </text:list-item>
                <text:list-item>
                  <text:p text:style-name="P8"><text:a xlink:type="simple" xlink:href="https://fcon_1000.projects.nitrc.org/indi/retro/SIMON.html" text:style-name="Internet_20_link" text:visited-style-name="Visited_20_Internet_20_Link">SIMON Dataset</text:a></text:p>
                </text:list-item>
                <text:list-item>
                  <text:p text:style-name="P8"><text:a xlink:type="simple" xlink:href="https://fcon_1000.projects.nitrc.org/indi/CoRR/html/samples.html" text:style-name="Internet_20_link" text:visited-style-name="Visited_20_Internet_20_Link">Data Description — Consortium for Reliability and Reproducibility (CoRR) documentation</text:a></text:p>
                </text:list-item>
                <text:list-item>
                  <text:p text:style-name="P8"><text:a xlink:type="simple" xlink:href="https://www.myconnectome.org/" text:style-name="Internet_20_link" text:visited-style-name="Visited_20_Internet_20_Link">The MyConnectome Project | Studying a single human brain in detail</text:a></text:p>
                </text:list-item>
              </text:list>
            </text:list-item>
            <text:list-item>
              <text:p text:style-name="P8">Derivative data</text:p>
              <text:list>
                <text:list-item>
                  <text:p text:style-name="P8"><text:a xlink:type="simple" xlink:href="https://neurovault.org/" text:style-name="Internet_20_link" text:visited-style-name="Visited_20_Internet_20_Link">NeuroVault: an open data repository for brain maps</text:a></text:p>
                </text:list-item>
                <text:list-item>
                  <text:p text:style-name="P8"><text:a xlink:type="simple" xlink:href="https://neurosynth.org/" text:style-name="Internet_20_link" text:visited-style-name="Visited_20_Internet_20_Link">Neurosynth</text:a></text:p>
                </text:list-item>
              </text:list>
            </text:list-item>
          </text:list>
        </text:list-item>
        <text:list-item>
          <text:p text:style-name="P9">Possible datasets</text:p>
          <text:list>
            <text:list-item>
              <text:p text:style-name="P9">MRI</text:p>
              <text:list>
                <text:list-item>
                  <text:p text:style-name="P9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9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9">fMRI</text:p>
              <text:list>
                <text:list-item>
                  <text:p text:style-name="P9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9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9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9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10"><text:soft-page-break/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10"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10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23"><text:a xlink:type="simple" xlink:href="https://openneuro.org/datasets/ds003404/versions/1.0.1" text:style-name="Internet_20_link" text:visited-style-name="Visited_20_Internet_20_Link">Brain Network Mechanisms of Visual Shape Completion</text:a></text:p>
                </text:list-item>
                <text:list-item>
                  <text:p text:style-name="P23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23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3">(D</text:span><text:span text:style-name="T14">istinguish picture or word? </text:span><text:span text:style-name="T13">Or high/low visual imagery abilit</text:span><text:span text:style-name="T15">i</text:span><text:span text:style-name="T13">es?</text:span><text:span text:style-name="T14">), </text:span><text:a xlink:type="simple" xlink:href="https://openneuro.org/datasets/ds000203/versions/00001" text:style-name="Internet_20_link" text:visited-style-name="Visited_20_Internet_20_Link"><text:span text:style-name="T16">OpenNeuro</text:span></text:a></text:p>
                </text:list-item>
              </text:list>
            </text:list-item>
          </text:list>
          <text:p text:style-name="P24"/>
        </text:list-item>
      </text:list>
      <text:h text:style-name="P2" text:outline-level="2">Chosen dataset: </text:h>
      <text:h text:style-name="P1" text:outline-level="2">A multimodal brain imaging dataset on sleep deprivation in young and old humans: The Sleepy Brain Project I</text:h>
      <text:list xml:id="list1129520452870" text:continue-list="list4225626211" text:style-name="L1">
        <text:list-item text:start-value="1">
          <text:p text:style-name="P25"><text:span text:style-name="T28">Access</text:span><text:span text:style-name="T29">:</text:span></text:p>
          <text:list>
            <text:list-item>
              <text:p text:style-name="P26"><text:a xlink:type="simple" xlink:href="https://legacy.openfmri.org/dataset/ds000201/" text:style-name="Internet_20_link" text:visited-style-name="Visited_20_Internet_20_Link"><text:span text:style-name="T32">Open fMRI (deprecated)</text:span></text:a></text:p>
            </text:list-item>
            <text:list-item>
              <text:p text:style-name="P26"><text:a xlink:type="simple" xlink:href="https://openneuro.org/datasets/ds000201/versions/1.0.3" text:style-name="Internet_20_link" text:visited-style-name="Visited_20_Internet_20_Link"><text:span text:style-name="T30">OpenNeuro</text:span></text:a></text:p>
            </text:list-item>
            <text:list-item>
              <text:p text:style-name="P24"><text:a xlink:type="simple" xlink:href="https://github.com/OpenNeuroDatasets/ds000201" text:style-name="Internet_20_link" text:visited-style-name="Visited_20_Internet_20_Link"><text:span text:style-name="T31">DataLad O</text:span></text:a><text:a xlink:type="simple" xlink:href="https://github.com/OpenNeuroDatasets/ds000201" text:style-name="Internet_20_link" text:visited-style-name="Visited_20_Internet_20_Link">penNeuroDatasets GitHub</text:a></text:p>
            </text:list-item>
          </text:list>
        </text:list-item>
        <text:list-item>
          <text:p text:style-name="P27"><text:span text:style-name="T21">Bibliography</text:span><text:span text:style-name="T20">: </text:span></text:p>
          <text:list>
            <text:list-item>
              <text:p text:style-name="P27"><text:span text:style-name="T20">Choice of resting-state: </text:span><text:bookmark text:name="page-title"/><text:a xlink:type="simple" xlink:href="https://www.jneurosci.org/content/41/12/2684" text:style-name="Internet_20_link" text:visited-style-name="Visited_20_Internet_20_Link">The Functional Relevance of Task-State Functional Connectivity</text:a>. <text:span text:style-name="T27">T</text:span>he functional network organization of the human brain is highly similar across rest and task states.</text:p>
            </text:list-item>
            <text:list-item>
              <text:p text:style-name="P11"><text:a xlink:type="simple" xlink:href="https://www.sciencedirect.com/science/article/pii/S0028393216300276?via%3Dihub" text:style-name="Internet_20_link" text:visited-style-name="Visited_20_Internet_20_Link"><text:span text:style-name="T12">Decreased sleep duration is associated with increased fMRI responses to emotional faces in children</text:span></text:a></text:p>
            </text:list-item>
          </text:list>
        </text:list-item>
        <text:list-item>
          <text:p text:style-name="P28"><text:span text:style-name="T22">DataLad </text:span><text:span text:style-name="T23">TODO: </text:span><text:span text:style-name="T24">retrieve the </text:span><text:span text:style-name="T26">sub-</text:span><text:span text:style-name="T24">dataset and </text:span><text:span text:style-name="T25">update BIDS</text:span></text:p>
          <text:list>
            <text:list-item>
              <text:p text:style-name="P12"><text:a xlink:type="simple" xlink:href="https://handbook.datalad.org/en/latest/" text:style-name="Internet_20_link" text:visited-style-name="Visited_20_Internet_20_Link"><text:span text:style-name="T17">The DataLad Handbook</text:span></text:a></text:p>
            </text:list-item>
            <text:list-item>
              <text:p text:style-name="P13"><text:a xlink:type="simple" xlink:href="https://handbook.datalad.org/en/latest/code_from_chapters/OHBM.html#" text:style-name="Internet_20_link" text:visited-style-name="Visited_20_Internet_20_Link"><text:span text:style-name="T12">OHBM Brainhack TrainTrack: DataLad</text:span></text:a></text:p>
            </text:list-item>
            <text:list-item>
              <text:p text:style-name="P28"><text:a xlink:type="simple" xlink:href="https://www.youtube.com/playlist?list=PLEQHbPfpVqU5RSPiyFuPdDlSUEd-XoPV-" text:style-name="Internet_20_link" text:visited-style-name="Visited_20_Internet_20_Link"><text:span text:style-name="T22">DataLad Workshop - UKE Hamburg</text:span></text:a></text:p>
            </text:list-item>
          </text:list>
        </text:list-item>
        <text:list-item>
          <text:p text:style-name="P14">Organization</text:p>
          <text:list>
            <text:list-item>
              <text:p text:style-name="P14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5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6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4">Preprocessing</text:p>
          <text:list>
            <text:list-item>
              <text:p text:style-name="P4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7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29"><text:span text:style-name="T18">C</text:span><text:span text:style-name="T19">onvert the BIDS data batch</text:span></text:p>
                </text:list-item>
                <text:list-item>
                  <text:p text:style-name="P17"><text:span text:style-name="T36">Use </text:span><text:span text:style-name="T33">Alliance Canada</text:span><text:span text:style-name="T34">? </text:span><text:span text:style-name="T35">Not at first, try on just 1 then 2, 3 or maybe 5 subject</text:span></text:p>
                </text:list-item>
                <text:list-item>
                  <text:p text:style-name="P17">Brain mask and brain tissue segmentation of the T1w</text:p>
                </text:list-item>
                <text:list-item>
                  <text:p text:style-name="P17">Spatial normalization of the anatomical T1w reference</text:p>
                </text:list-item>
                <text:list-item>
                  <text:p text:style-name="P17">Surface reconstruction</text:p>
                </text:list-item>
                <text:list-item>
                  <text:p text:style-name="P17">Aligns functional data to anatomical data</text:p>
                </text:list-item>
                <text:list-item>
                  <text:p text:style-name="P17">Brain mask of confounding components</text:p>
                </text:list-item>
              </text:list>
            </text:list-item>
            <text:list-item>
              <text:p text:style-name="P17"><text:a xlink:type="simple" xlink:href="https://www.youtube.com/watch?v=WTcucXAAVBU" text:style-name="Internet_20_link" text:visited-style-name="Visited_20_Internet_20_Link">fMRI signal preprocessing tutorial</text:a></text:p>
            </text:list-item>
            <text:list-item>
              <text:p text:style-name="P18"><text:a xlink:type="simple" xlink:href="https://fmriprep.org/en/stable/outputs.html" text:style-name="Internet_20_link" text:visited-style-name="Visited_20_Internet_20_Link">Outputs of fMRIPrep</text:a></text:p>
            </text:list-item>
          </text:list>
        </text:list-item>
        <text:list-item>
          <text:p text:style-name="P5"><text:a xlink:type="simple" xlink:href="https://github.com/brainhack-school2022/dimitrijevic_project/blob/main/BrainHackCloud_steps/get_connected.md" text:style-name="Internet_20_link" text:visited-style-name="Visited_20_Internet_20_Link"><text:span text:style-name="T37">Brainhack Cloud</text:span></text:a></text:p>
        </text:list-item>
        <text:list-item>
          <text:p text:style-name="P4">Statistical analyses and machine learning</text:p>
          <text:list>
            <text:list-item>
              <text:p text:style-name="P19"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20"><text:soft-page-break/>Visualization</text:p>
          <text:list>
            <text:list-item>
              <text:p text:style-name="P20">Correlation matrices</text:p>
            </text:list-item>
            <text:list-item>
              <text:p text:style-name="P20">Connectomes ==&gt; particularly in emotion-related ROIs (following the dataset objective)</text:p>
            </text:list-item>
            <text:list-item>
              <text:p text:style-name="P20">Seed on atlas</text:p>
            </text:list-item>
          </text:list>
        </text:list-item>
      </text:list>
      <text:p text:style-name="P30">Workflow</text:p>
      <text:list xml:id="list2386452134" text:style-name="L2">
        <text:list-item>
          <text:p text:style-name="P21">Data is already in BIDS format (FAIR?)</text:p>
        </text:list-item>
        <text:list-item>
          <text:p text:style-name="P21">Data preprocessing: fMRIPrep</text:p>
        </text:list-item>
        <text:list-item>
          <text:p text:style-name="P21">Atlas ==&gt; correlation matrix</text:p>
        </text:list-item>
        <text:list-item>
          <text:p text:style-name="P21">Machine Learning ==&gt;</text:p>
          <text:list>
            <text:list-item>
              <text:p text:style-name="P21">sleep deprived / normal sleep </text:p>
            </text:list-item>
            <text:list-item>
              <text:p text:style-name="P22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23T00:11:21.033847071</dc:date>
    <meta:editing-duration>PT3H39M10S</meta:editing-duration>
    <meta:editing-cycles>78</meta:editing-cycles>
    <meta:generator>LibreOffice/6.4.7.2$Linux_X86_64 LibreOffice_project/40$Build-2</meta:generator>
    <meta:document-statistic meta:table-count="0" meta:image-count="0" meta:object-count="0" meta:page-count="5" meta:paragraph-count="80" meta:word-count="537" meta:character-count="3574" meta:non-whitespace-character-count="3184"/>
  </office:meta>
</office:document-meta>
</file>